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GB"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language="en" fo:country="GB"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list-style-name="L1">
      <style:text-properties fo:language="en" fo:country="GB" style:text-underline-style="solid" style:text-underline-width="auto" style:text-underline-color="font-color"/>
    </style:style>
    <style:style style:name="P5" style:family="paragraph" style:parent-style-name="Standard">
      <style:paragraph-properties fo:text-align="justify" style:justify-single-word="false"/>
      <style:text-properties fo:language="en" fo:country="GB"/>
    </style:style>
    <style:style style:name="P6" style:family="paragraph" style:parent-style-name="Standard" style:list-style-name="L2">
      <style:paragraph-properties fo:text-align="justify" style:justify-single-word="false"/>
      <style:text-properties fo:language="en" fo:country="GB"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language="en" fo:country="G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l Report</text:p>
      <text:p text:style-name="P1"/>
      <text:p text:style-name="P1">-Name of the Game-</text:p>
      <text:p text:style-name="P1"/>
      <text:p text:style-name="P3"><text:span text:style-name="T1">Patrick Beinlich</text:span> </text:p>
      <text:p text:style-name="P3"/>
      <text:p text:style-name="P3">INF 4</text:p>
      <text:p text:style-name="P3"/>
      <text:p text:style-name="P3">Group-members: Florian Bertele, Patrick Engesser, Philipp Grüger, Lars Kalkuhl</text:p>
      <text:p text:style-name="P3"/>
      <text:p text:style-name="P2">What did I do</text:p>
      <text:p text:style-name="P3"/>
      <text:list xml:id="list6703988825552299484" text:style-name="L1">
        <text:list-item>
          <text:p text:style-name="P4">Fracturing and analysing the seed</text:p>
        </text:list-item>
      </text:list>
      <text:p text:style-name="P7"><text:span text:style-name="T2">One of my tasks in this project was to fracture and analyse the seed and convert it into the biomes. I split the seed into the single characters and converted all non-digits into their ASCII-numbers. From the resulting list of digits I constructed the world-layout, I converted the digits into the different biomes and their size so that the world could been created. There are five different biome types, ocean, flatland, hills, Mountains and desert. If the biome-id is over 4 a default-landscape is set to it.</text:span></text:p>
      <text:p text:style-name="P5"/>
      <text:list xml:id="list35598487" text:continue-numbering="true" text:style-name="L1">
        <text:list-item>
          <text:p text:style-name="P4">Generating the landscape</text:p>
        </text:list-item>
      </text:list>
      <text:p text:style-name="P5">After splitting the seed into the biomes I had the task to generate the landscape of the map. First I calculated the start and end x-values of the biome. In between the start and the end of the biome I moved the terrain randomly up or down depending on the biome, so that the biomes have different layouts. Also I changed the ground over the bedrock between soil at normal biomes at normal heights, sand in deserts and under water, and pure rock if the ground is high over the sea-level. </text:p>
      <text:p text:style-name="P5"/>
      <text:list xml:id="list6436979051118950050" text:style-name="L2">
        <text:list-item>
          <text:p text:style-name="P6">Placing</text:p>
        </text:list-item>
      </text:list>
      <text:p text:style-name="P5">Once I created the landscape I placed several things onto the map. At first I placed different ores into the rock of the map. The number of ores that have been placed depends on the type of ore and the size of the map, so that the average number of ores is on each map the same. Afterwards I also placed trees in some biomes. To do that, I iterate through the biomes and if the biome is a flatland, hills or the default-landscape there is a probability that trees are placed, either in a forest or just a few. At the end there are also puddles been placed. They are placed in the same biomes as the tre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Beinlich</meta:initial-creator>
    <meta:creation-date>2018-07-01T10:59:21.51</meta:creation-date>
    <dc:date>2018-07-01T15:39:55.96</dc:date>
    <dc:creator>Patrick Beinlich</dc:creator>
    <meta:editing-duration>PT2H19M37S</meta:editing-duration>
    <meta:editing-cycles>4</meta:editing-cycles>
    <meta:generator>OpenOffice/4.1.5$Win32 OpenOffice.org_project/415m1$Build-9789</meta:generator>
    <meta:document-statistic meta:table-count="0" meta:image-count="0" meta:object-count="0" meta:page-count="1" meta:paragraph-count="12" meta:word-count="332" meta:character-count="1820"/>
  </office:meta>
</office:document-meta>
</file>